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start" style:justify-single-word="false"/>
      <style:text-properties style:font-name="Palatino2" fo:font-size="9pt" style:font-size-asian="9pt" style:font-size-complex="9pt"/>
    </style:style>
    <style:style style:name="P2" style:family="paragraph" style:parent-style-name="Header">
      <style:paragraph-properties fo:text-align="end" style:justify-single-word="false"/>
      <style:text-properties style:font-name="Palatino2" fo:font-size="9pt" style:font-size-asian="9pt" style:font-size-complex="9pt"/>
    </style:style>
    <style:style style:name="P3" style:family="paragraph" style:parent-style-name="Header">
      <style:paragraph-properties fo:text-align="start" style:justify-single-word="false"/>
    </style:style>
    <style:style style:name="P4" style:family="paragraph" style:parent-style-name="Header_20_left">
      <style:text-properties style:font-name="Palatino2" fo:font-size="9pt" style:font-size-asian="9pt" style:font-size-complex="9pt"/>
    </style:style>
    <style:style style:name="P5" style:family="paragraph" style:parent-style-name="Heading_20_4">
      <style:text-properties fo:font-weight="normal" style:font-weight-asian="normal" style:font-weight-complex="normal"/>
    </style:style>
    <style:style style:name="P6" style:family="paragraph" style:parent-style-name="Heading_20_4">
      <style:text-properties fo:font-weight="normal" style:font-name-asian="Courier" style:font-weight-asian="normal" style:font-name-complex="Courier" style:font-weight-complex="normal"/>
    </style:style>
    <style:style style:name="P7" style:family="paragraph" style:parent-style-name="Standard">
      <style:paragraph-properties fo:margin-top="0in" fo:margin-bottom="0.0201in" fo:text-align="start" style:justify-single-word="false"/>
      <style:text-properties style:font-name="Times New Roman" fo:font-size="9pt" style:font-size-asian="9pt" style:font-size-complex="9pt"/>
    </style:style>
    <style:style style:name="P8"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size-asian="9pt" style:font-size-complex="9pt"/>
    </style:style>
    <style:style style:name="P9"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name-asian="Courier" style:font-size-asian="9pt" style:font-name-complex="Courier" style:font-size-complex="9pt"/>
    </style:style>
    <style:style style:name="P10"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style>
    <style:style style:name="P11" style:family="paragraph" style:parent-style-name="Standard">
      <style:paragraph-properties fo:line-height="200%"/>
      <style:text-properties style:font-name="Palatino1" fo:font-size="9pt" style:font-size-asian="9pt" style:font-size-complex="9pt"/>
    </style:style>
    <style:style style:name="P12" style:family="paragraph" style:parent-style-name="Standard">
      <style:paragraph-properties fo:line-height="200%"/>
    </style:style>
    <style:style style:name="P13" style:family="paragraph" style:parent-style-name="Standard">
      <style:paragraph-properties fo:margin-top="0in" fo:margin-bottom="0.0028in" fo:line-height="200%"/>
      <style:text-properties style:font-name="Palatino1" fo:font-size="9pt" style:font-size-asian="9pt" style:font-size-complex="9pt"/>
    </style:style>
    <style:style style:name="P14" style:family="paragraph" style:parent-style-name="Standard">
      <style:paragraph-properties fo:margin-left="0in" fo:margin-right="0in" fo:line-height="200%" fo:text-indent="0in" style:auto-text-indent="false"/>
      <style:text-properties style:font-name="Palatino1" fo:font-size="9pt" style:font-size-asian="9pt" style:font-size-complex="9pt"/>
    </style:style>
    <style:style style:name="P15" style:family="paragraph" style:parent-style-name="Standard">
      <style:paragraph-properties fo:margin-left="0in" fo:margin-right="0in" fo:margin-top="0in" fo:margin-bottom="0.0028in" fo:line-height="200%" fo:text-indent="0in" style:auto-text-indent="false"/>
      <style:text-properties style:font-name="Palatino1" fo:font-size="9pt" style:font-size-asian="9pt" style:font-size-complex="9pt"/>
    </style:style>
    <style:style style:name="P16" style:family="paragraph" style:parent-style-name="Standard">
      <style:paragraph-properties fo:margin-top="0in" fo:margin-bottom="0.0598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name-asian="Courier" style:font-size-asian="9pt" style:font-name-complex="Courier" style:font-size-complex="9pt"/>
    </style:style>
    <style:style style:name="P17" style:family="paragraph" style:parent-style-name="Heading_20_3" style:master-page-name="Front">
      <style:paragraph-properties fo:margin-top="0.1in" fo:margin-bottom="0.0598in" style:page-number="auto" fo:break-before="page"/>
      <style:text-properties style:font-name="Times New Roman" fo:font-size="12pt" style:font-size-asian="12pt" style:font-size-complex="12pt"/>
    </style:style>
    <style:style style:name="P18" style:family="paragraph" style:parent-style-name="Standard">
      <style:paragraph-properties fo:margin-top="0in" fo:margin-bottom="0.0201in" fo:line-height="100%" fo:text-align="start"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Times New Roman" fo:font-size="9pt" style:font-name-asian="Courier" style:font-size-asian="9pt" style:font-name-complex="Courier" style:font-size-complex="9pt"/>
    </style:style>
    <style:style style:name="T1" style:family="text">
      <style:text-properties fo:font-variant="normal" fo:text-transform="none" fo:color="#000000" fo:letter-spacing="normal" fo:font-style="normal" fo:font-weight="normal" style:font-style-asian="normal" style:font-weight-asian="normal" style:font-name-complex="Times New Roman"/>
    </style:style>
    <style:style style:name="T2" style:family="text">
      <style:text-properties fo:font-style="italic" style:font-style-asian="italic" style:font-style-complex="italic"/>
    </style:style>
    <style:style style:name="T3" style:family="text">
      <style:text-properties fo:font-style="italic" style:font-name-asian="Courier" style:font-style-asian="italic" style:font-name-complex="Courier" style:font-style-complex="italic"/>
    </style:style>
    <style:style style:name="T4" style:family="text">
      <style:text-properties style:font-name-asian="Courier" style:font-name-complex="Courier"/>
    </style:style>
    <style:style style:name="T5" style:family="text">
      <style:text-properties style:font-name="Times New Roman" fo:font-size="9pt" style:font-name-asian="Courier" style:font-size-asian="9pt" style:font-name-complex="Courier" style:font-size-complex="9pt"/>
    </style:style>
    <style:style style:name="T6"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Not Only the Lonely</text:h>
      <text:p text:style-name="P12">Unfortunately, each decade there are heroes lost to depression. In the 60's, Marilyn Monroe. In the 90's, Kurt Cobain. More recently, Robin Williams and Anthony Bourdain.</text:p>
      <text:p text:style-name="P11">Anthony was a rolling stone with travel on his mind,</text:p>
      <text:p text:style-name="P11">He knew where the tastiest noodles, one could find:</text:p>
      <text:p text:style-name="P11">Noisy shops in Hong Kong, hawker stalls in Singapore,</text:p>
      <text:p text:style-name="P11">On the streets of Bangkok, Hanoi, and Kuala Lumpur,</text:p>
      <text:p text:style-name="P11">Chinatown in San Francisco, New York, and London,</text:p>
      <text:p text:style-name="P11">Side alleys of Taipei, Tokyo houses of ramen.</text:p>
      <text:p text:style-name="P11">He was blown away as he was hit with spice,</text:p>
      <text:p text:style-name="P11">Bowls of noodles that were saucy, naughty and nice,</text:p>
      <text:p text:style-name="P11">That filled him with sensations of delirious pleasure,</text:p>
      <text:p text:style-name="P11">Salaciously savory tastes beyond measure.</text:p>
      <text:p text:style-name="P11">He meditated on places and memories of past,</text:p>
      <text:p text:style-name="P11">As he slurp the final noodle tail, it was great to the last.</text:p>
      <text:p text:style-name="P11">He sat in satisfaction having those noodles supreme,</text:p>
      <text:p text:style-name="P11">After traveling he had fulfilled his life's dinner dream.</text:p>
      <text:p text:style-name="P11"/>
      <text:p text:style-name="P11"><text:soft-page-break/>But his mind was in trouble, depressively pained,</text:p>
      <text:p text:style-name="P11">Each time he tipped his glass, his senses drained.</text:p>
      <text:p text:style-name="P11">His thoughts were a tangled forest, the light grew dim,</text:p>
      <text:p text:style-name="P11">Lost in the woods, he feared Brothers Grim.</text:p>
      <text:p text:style-name="P11">Forlorn, how his emotions were like a bell,</text:p>
      <text:p text:style-name="P11">Tolling him back to his soul's dark well,</text:p>
      <text:p text:style-name="P11">Back to fears darker than I've ever known,</text:p>
      <text:p text:style-name="P11">Causing him to shake when he stood alone.</text:p>
      <text:p text:style-name="P11">Darkling he whispered to the Reaper in rhyme,</text:p>
      <text:p text:style-name="P11">Calling the Specter's name too many a time;</text:p>
      <text:p text:style-name="P11">He was half in love with easeful Death,</text:p>
      <text:p text:style-name="P11">To take into the air, with his last breath,</text:p>
      <text:p text:style-name="P11">And in a moment of delusion, he ended his pain!</text:p>
      <text:p text:style-name="P11">We only heard silence as his soul screamed in vain.</text:p>
      <text:p text:style-name="P11"/>
      <text:p text:style-name="P11"/>
      <text:p text:style-name="P11">Wishing our friend with us as I drift and roam,</text:p>
      <text:p text:style-name="P11">Down country roads where I'm far from home,</text:p>
      <text:p text:style-name="P11">I pine for shows beyond tomorrow,</text:p>
      <text:p text:style-name="P13">Aware of lost seasons, full of sorrow. <text:s text:c="919"/></text:p>
      <text:p text:style-name="P11"><text:soft-page-break/>Sad are we, whom he had at one time cherished,</text:p>
      <text:p text:style-name="P11">We feel dazed and confused that our guide has perished.</text:p>
      <text:p text:style-name="P11">Thankfully there's Anthony's videos and books,</text:p>
      <text:p text:style-name="P11">And places he's been I have listed in note books,</text:p>
      <text:p text:style-name="P11">Which help me plan trips on this travel day,</text:p>
      <text:p text:style-name="P13">As our friend is with rock stars on heaven's stairway.</text:p>
      <text:p text:style-name="P14">Spring and hope will return each revolving year,</text:p>
      <text:p text:style-name="P15">The flights, hotels, and restaurant specials reappear.</text:p>
      <text:p text:style-name="P11">His bright eyes and laughter, we'll remember anew,</text:p>
      <text:p text:style-name="P13">Happier are we, for his happiness we knew.</text:p>
      <text:h text:style-name="Heading_20_4" text:outline-level="4">About</text:h>
      <text:p text:style-name="P16"><text:span text:style-name="T2">Not Only the Lonely</text:span>, is an original poem of 3 sonnet length stanzas. <text:span text:style-name="T1">Percy Bysshe Shelley had wrote Adonis to honor John Keats after his passing from tuberculosis. This poem is my way to honor those who have fallen to mental illness.</text:span></text:p>
      <text:h text:style-name="P5" text:outline-level="4">My Writing Credits</text:h>
      <text:p text:style-name="P7">My poem, <text:span text:style-name="T2">I am Canadian</text:span>, was published in my alma mater's magazine, 2007 issue, University of Manitoba.</text:p>
      <text:p text:style-name="P7"/>
      <text:p text:style-name="P8"><text:span text:style-name="T3">Getting Started with Sun ONE</text:span><text:span text:style-name="T4">, is my computer book published 2004 by Prentice Hall.</text:span></text:p>
      <text:p text:style-name="P9"/>
      <text:p text:style-name="P8"><text:span text:style-name="T4">Email address: </text:span><text:a xlink:type="simple" xlink:href="mailto:tigerfarm@gmail.com" text:style-name="Internet_20_link" text:visited-style-name="Visited_20_Internet_20_Link"><text:span text:style-name="T4">tigerfarm@gmail.com</text:span></text:a></text:p>
      <text:p text:style-name="P9"/>
      <text:h text:style-name="P6" text:outline-level="4"><text:soft-page-break/>Submission Notes,</text:h>
      <text:p text:style-name="P9">Your magazine is filled with life. As with life, a poem story has smiles and sorrow. A family which has one or more members with mental illness survives and thrives by focusing on the good times. We cherish our happy days.</text:p>
      <text:p text:style-name="P10"><text:a xlink:type="simple" xlink:href="https://www.udsakron.org/kaleidoscope-magazine/submit-article/" text:style-name="Internet_20_link" text:visited-style-name="Visited_20_Internet_20_Link"><text:span text:style-name="T5">https://www.udsakron.org/kaleidoscope-magazine/submit-article/</text:span></text:a></text:p>
      <text:p text:style-name="P9"/>
      <text:p text:style-name="P9">Saturday February 6<text:span text:style-name="T6">th</text:span>, 2021.</text:p>
      <text:p text:style-name="P9">Thank you for your submission to Kaleidoscope: Exploring the Experience of Disability through Literature and the Fine Arts. Kaleidoscope only publishes two online issues per year (January and July) and can only accept a limited number of submissions per issue. Please be patient as we review your submission. It may be several months before you receive an update on its status but we encourage you to contact us with questions at any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Courier" svg:font-family="Courier" style:font-family-generic="modern" style:font-pitch="fixed"/>
    <style:font-face style:name="Microsoft YaHei" svg:font-family="'Microsoft YaHei'" style:font-pitch="variable"/>
    <style:font-face style:name="Palatino2" svg:font-family="Palatino" style:font-pitch="variable"/>
    <style:font-face style:name="SimSun" svg:font-family="SimSun" style:font-pitch="variable"/>
    <style:font-face style:name="Palatino1" svg:font-family="Palatino" style:font-family-generic="roma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6" draw:display-name="Dash 6"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ed_20__28_var_29__20_1" draw:display-name="Dashed (var) 1"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fo:text-align="center" style:justify-single-word="false"/>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902in" fo:margin-bottom="0.0799in" fo:text-indent="0in" style:auto-text-indent="false"/>
      <style:text-properties style:font-name="Times New Roman" fo:font-size="10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Drawing"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Palatino2" fo:font-size="9pt" style:font-size-asian="9pt" style:font-size-complex="9pt"/>
    </style:style>
    <style:style style:name="MP2" style:family="paragraph" style:parent-style-name="Header">
      <style:paragraph-properties fo:text-align="start" style:justify-single-word="false"/>
    </style:style>
    <style:style style:name="MP3" style:family="paragraph" style:parent-style-name="Header">
      <style:paragraph-properties fo:text-align="end" style:justify-single-word="false"/>
      <style:text-properties style:font-name="Palatino2" fo:font-size="9pt" style:font-size-asian="9pt" style:font-size-complex="9pt"/>
    </style:style>
    <style:style style:name="MP4" style:family="paragraph" style:parent-style-name="Header_20_left">
      <style:text-properties style:font-name="Palatino2"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55in" fo:margin-right="0.4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4.2402in" fo:page-height="6.8598in" style:num-format="1" style:print-orientation="portrait" fo:margin-top="0.5in" fo:margin-bottom="0.5598in" fo:margin-left="0.55in" fo:margin-right="0.4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4" style:page-usage="mirrored">
      <style:page-layout-properties fo:page-width="4.2402in" fo:page-height="6.8598in" style:num-format="I" style:print-orientation="portrait" fo:margin-top="0.5in" fo:margin-bottom="0.5598in" fo:margin-left="0.65in" fo:margin-right="0.3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807in" fo:margin-left="0in" fo:margin-right="0in" fo:margin-bottom="0.2402in" style:dynamic-spacing="true"/>
      </style:header-style>
      <style:footer-style/>
    </style:page-layout>
  </office:automatic-styles>
  <office:master-styles>
    <style:master-page style:name="Standard" style:page-layout-name="Mpm1">
      <style:header>
        <text:p text:style-name="MP1">Author: Stacy David Thurston <text:s text:c="37"/>Page 3 <text:s/></text:p>
      </style:header>
      <style:header-left>
        <text:p text:style-name="MP1"><text:s text:c="49"/>Author: Stacy David Thurston</text:p>
      </style:header-left>
    </style:master-page>
    <style:master-page style:name="First_20_Page" style:display-name="First Page" style:page-layout-name="Mpm2" style:next-style-name="Standard"/>
    <style:master-page style:name="Front" style:page-layout-name="Mpm3" style:next-style-name="Standard">
      <style:header>
        <text:p text:style-name="MP2">Author: Stacy David Thurston <text:s text:c="42"/>Page 1</text:p>
      </style:header>
    </style:master-page>
    <style:master-page style:name="Appendix" style:page-layout-name="Mpm4">
      <style:header>
        <text:p text:style-name="MP3"><text:title>Stacy David Thurston</text:title> / <text:page-number text:select-page="current"/></text:p>
      </style:header>
      <style:header-left>
        <text:p text:style-name="MP4"><text:page-number text:select-page="current"/> / <text:chapter text:display="name" text:outline-level="1"/></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tacy David Thurston</dc:title>
    <meta:initial-creator>Stacy David</meta:initial-creator>
    <meta:creation-date>2017-01-14T17:38:29</meta:creation-date>
    <dc:creator>Stacy David</dc:creator>
    <dc:date>2021-02-06T11:55:25</dc:date>
    <meta:editing-cycles>2796</meta:editing-cycles>
    <meta:editing-duration>P157DT16H29M51S</meta:editing-duration>
    <meta:generator>OpenOffice/4.1.7$Unix OpenOffice.org_project/417m1$Build-9800</meta:generator>
    <dc:subject>It Could've Been Different</dc:subject>
    <meta:document-statistic meta:table-count="0" meta:image-count="0" meta:object-count="0" meta:page-count="4" meta:paragraph-count="60" meta:word-count="612" meta:character-count="4592"/>
  </office:meta>
</office:document-meta>
</file>